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fo:color="#000000" loext:opacity="100%" style:font-name="Liberation Serif" fo:font-size="12pt" officeooo:paragraph-rsid="000f94d9" style:font-size-asian="12pt" style:font-size-complex="12pt"/>
    </style:style>
    <style:style style:name="P2" style:family="paragraph" style:parent-style-name="Heading_20_2">
      <style:paragraph-properties fo:margin-left="0cm" fo:margin-right="0cm" fo:margin-top="0cm" fo:margin-bottom="0.494cm" style:contextual-spacing="false" fo:orphans="2" fo:widows="2" fo:text-indent="0cm" style:auto-text-indent="false" fo:padding="0cm" fo:border="none"/>
      <style:text-properties fo:color="#000000" loext:opacity="100%" style:font-name="Liberation Serif" fo:font-size="12pt" officeooo:paragraph-rsid="000f94d9" style:font-size-asian="12pt" style:font-size-complex="12pt"/>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paragraph-rsid="000f94d9" style:font-size-asian="12pt" style:font-size-complex="12pt"/>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0ad1b8" officeooo:paragraph-rsid="000f94d9" style:font-size-asian="12pt" style:font-size-complex="12pt"/>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Liberation Serif" fo:font-size="12pt" fo:letter-spacing="normal" fo:font-style="normal" fo:font-weight="bold" officeooo:paragraph-rsid="000f94d9" style:font-size-asian="12pt" style:font-weight-asian="bold" style:font-size-complex="12pt" style:font-weight-complex="bold"/>
    </style:style>
    <style:style style:name="P6" style:family="paragraph" style:parent-style-name="Preformatted_20_Text">
      <style:paragraph-properties fo:margin-top="0cm" fo:margin-bottom="0.176cm" style:contextual-spacing="false" fo:text-align="start" style:justify-single-word="false" fo:orphans="2" fo:widows="2" fo:padding="0cm" fo:border="none"/>
      <style:text-properties fo:font-variant="normal" fo:text-transform="none" fo:color="#000000" loext:opacity="100%" style:font-name="Liberation Serif" fo:font-size="12pt" fo:letter-spacing="normal" fo:font-weight="normal" officeooo:paragraph-rsid="000f94d9" style:font-size-asian="12pt" style:font-weight-asian="normal" style:font-size-complex="12pt" style:font-weight-complex="normal"/>
    </style:style>
    <style:style style:name="P7" style:family="paragraph" style:parent-style-name="Preformatted_20_Text">
      <style:paragraph-properties fo:margin-top="0cm" fo:margin-bottom="0.176cm" style:contextual-spacing="false" fo:text-align="start" style:justify-single-word="false" fo:orphans="2" fo:widows="2" fo:padding="0cm" fo:border="none"/>
      <style:text-properties fo:font-variant="normal" fo:text-transform="none" fo:color="#000000" loext:opacity="100%" style:font-name="Liberation Serif" fo:font-size="12pt" fo:letter-spacing="normal" fo:font-style="normal" fo:font-weight="normal" officeooo:paragraph-rsid="000f94d9" style:font-size-asian="12pt" style:font-size-complex="12pt"/>
    </style:style>
    <style:style style:name="P8" style:family="paragraph" style:parent-style-name="Standard">
      <style:text-properties fo:color="#000000" loext:opacity="100%" style:font-name="Liberation Serif" fo:font-size="12pt" fo:font-weight="bold" style:font-size-asian="12pt" style:font-weight-asian="bold" style:font-size-complex="12pt" style:font-weight-complex="bold"/>
    </style:style>
    <style:style style:name="P9" style:family="paragraph" style:parent-style-name="Standard">
      <style:text-properties fo:color="#000000" loext:opacity="100%" style:font-name="Liberation Serif" fo:font-size="12pt" fo:font-weight="bold" officeooo:rsid="0006d22a" officeooo:paragraph-rsid="0007e5fd" style:font-size-asian="12pt" style:font-weight-asian="bold" style:font-size-complex="12pt" style:font-weight-complex="bold"/>
    </style:style>
    <style:style style:name="P10" style:family="paragraph" style:parent-style-name="Standard">
      <style:text-properties fo:color="#000000" loext:opacity="100%" style:font-name="Liberation Serif" fo:font-size="12pt" fo:font-weight="bold" officeooo:rsid="0006d22a" officeooo:paragraph-rsid="0006d22a" style:font-size-asian="12pt" style:font-weight-asian="bold" style:font-size-complex="12pt" style:font-weight-complex="bold"/>
    </style:style>
    <style:style style:name="P11" style:family="paragraph" style:parent-style-name="Standard">
      <style:text-properties fo:color="#000000" loext:opacity="100%" style:font-name="Liberation Serif" fo:font-size="12pt" fo:font-weight="bold" officeooo:rsid="0006d22a" officeooo:paragraph-rsid="000f94d9" style:font-size-asian="12pt" style:font-weight-asian="bold" style:font-size-complex="12pt" style:font-weight-complex="bold"/>
    </style:style>
    <style:style style:name="P12" style:family="paragraph" style:parent-style-name="Standard">
      <style:text-properties fo:color="#000000" loext:opacity="100%" style:font-name="Liberation Serif" fo:font-size="12pt" style:font-size-asian="12pt" style:font-size-complex="12pt"/>
    </style:style>
    <style:style style:name="P13" style:family="paragraph" style:parent-style-name="Text_20_body">
      <style:text-properties fo:font-variant="normal" fo:text-transform="none" fo:color="#000000" loext:opacity="100%" style:font-name="Liberation Serif" fo:font-size="12pt" fo:letter-spacing="normal" fo:font-style="normal" fo:font-weight="normal" officeooo:rsid="0006d22a" officeooo:paragraph-rsid="000f94d9" style:font-size-asian="12pt" style:font-weight-asian="bold" style:font-size-complex="12pt" style:font-weight-complex="bold"/>
    </style:style>
    <style:style style:name="P14" style:family="paragraph" style:parent-style-name="Text_20_body">
      <style:text-properties fo:color="#000000" loext:opacity="100%" style:font-name="Liberation Serif" fo:font-size="12pt" officeooo:paragraph-rsid="000f94d9" style:font-size-asian="12pt" style:font-size-complex="12pt"/>
    </style:style>
    <style:style style:name="P15" style:family="paragraph" style:parent-style-name="Heading_20_2">
      <style:text-properties fo:font-variant="normal" fo:text-transform="none" fo:color="#000000" loext:opacity="100%" style:font-name="Liberation Serif" fo:font-size="12pt" fo:letter-spacing="normal" fo:font-style="normal" fo:font-weight="bold" officeooo:rsid="000cb2e5" officeooo:paragraph-rsid="000f94d9" style:font-size-asian="12pt" style:font-weight-asian="bold" style:font-size-complex="12pt" style:font-weight-complex="bold"/>
    </style:style>
    <style:style style:name="P16" style:family="paragraph" style:parent-style-name="Heading_20_2">
      <style:text-properties fo:font-variant="normal" fo:text-transform="none" fo:color="#000000" loext:opacity="100%" style:font-name="Liberation Serif" fo:font-size="12pt" fo:letter-spacing="normal" fo:font-style="normal" fo:font-weight="normal" officeooo:paragraph-rsid="000f94d9" style:font-size-asian="12pt" style:font-size-complex="12pt"/>
    </style:style>
    <style:style style:name="P17" style:family="paragraph" style:parent-style-name="Heading_20_2" style:list-style-name="L12">
      <style:text-properties fo:font-variant="normal" fo:text-transform="none" fo:color="#000000" loext:opacity="100%" style:font-name="Liberation Serif" fo:font-size="12pt" fo:letter-spacing="normal" fo:font-style="normal" fo:font-weight="normal" officeooo:paragraph-rsid="000f94d9" style:font-size-asian="12pt" style:font-size-complex="12pt"/>
    </style:style>
    <style:style style:name="P18" style:family="paragraph" style:parent-style-name="Heading_20_2">
      <style:paragraph-properties fo:margin-left="0cm" fo:margin-right="0cm" fo:margin-top="0cm" fo:margin-bottom="0.494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bold" officeooo:paragraph-rsid="000f94d9" style:font-size-asian="12pt" style:font-weight-asian="bold" style:font-size-complex="12pt" style:font-weight-complex="bold"/>
    </style:style>
    <style:style style:name="P19" style:family="paragraph" style:parent-style-name="Heading_20_2" style:list-style-name="L13">
      <style:paragraph-properties fo:margin-top="0cm" fo:margin-bottom="0.494cm" style:contextual-spacing="false" fo:orphans="2" fo:widows="2" fo:padding="0cm" fo:border="none"/>
      <style:text-properties fo:font-variant="normal" fo:text-transform="none" fo:color="#000000" loext:opacity="100%" style:font-name="Liberation Serif" fo:font-size="12pt" fo:letter-spacing="normal" fo:font-style="normal" fo:font-weight="normal" officeooo:paragraph-rsid="000f94d9" style:font-size-asian="12pt" style:font-size-complex="12pt"/>
    </style:style>
    <style:style style:name="P20" style:family="paragraph" style:parent-style-name="Heading_20_2" style:list-style-name="L14">
      <style:paragraph-properties fo:margin-top="0cm" fo:margin-bottom="0.494cm" style:contextual-spacing="false" fo:orphans="2" fo:widows="2" fo:padding="0cm" fo:border="none"/>
      <style:text-properties fo:font-variant="normal" fo:text-transform="none" fo:color="#000000" loext:opacity="100%" style:font-name="Liberation Serif" fo:font-size="12pt" fo:letter-spacing="normal" fo:font-style="normal" fo:font-weight="normal" officeooo:paragraph-rsid="000f94d9" style:font-size-asian="12pt" style:font-size-complex="12pt"/>
    </style:style>
    <style:style style:name="P21" style:family="paragraph" style:parent-style-name="Standard" style:list-style-name="L1">
      <style:text-properties fo:color="#000000" loext:opacity="100%" style:font-name="Liberation Serif" fo:font-size="12pt" officeooo:paragraph-rsid="000528ab" style:font-size-asian="12pt" style:font-size-complex="12pt"/>
    </style:style>
    <style:style style:name="P22" style:family="paragraph" style:parent-style-name="Standard" style:list-style-name="L2">
      <style:text-properties fo:color="#000000" loext:opacity="100%" style:font-name="Liberation Serif" fo:font-size="12pt" officeooo:paragraph-rsid="000528ab" style:font-size-asian="12pt" style:font-size-complex="12pt"/>
    </style:style>
    <style:style style:name="P23" style:family="paragraph" style:parent-style-name="Standard" style:list-style-name="L3">
      <style:text-properties fo:color="#000000" loext:opacity="100%" style:font-name="Liberation Serif" fo:font-size="12pt" officeooo:paragraph-rsid="000528ab" style:font-size-asian="12pt" style:font-size-complex="12pt"/>
    </style:style>
    <style:style style:name="P24" style:family="paragraph" style:parent-style-name="Standard" style:list-style-name="L4">
      <style:text-properties fo:color="#000000" loext:opacity="100%" style:font-name="Liberation Serif" fo:font-size="12pt" officeooo:paragraph-rsid="000528ab" style:font-size-asian="12pt" style:font-size-complex="12pt"/>
    </style:style>
    <style:style style:name="P25" style:family="paragraph" style:parent-style-name="Standard" style:list-style-name="L5">
      <style:text-properties fo:color="#000000" loext:opacity="100%" style:font-name="Liberation Serif" fo:font-size="12pt" officeooo:paragraph-rsid="000528ab" style:font-size-asian="12pt" style:font-size-complex="12pt"/>
    </style:style>
    <style:style style:name="P26" style:family="paragraph" style:parent-style-name="Standard" style:list-style-name="L6">
      <style:text-properties fo:color="#000000" loext:opacity="100%" style:font-name="Liberation Serif" fo:font-size="12pt" officeooo:paragraph-rsid="000528ab" style:font-size-asian="12pt" style:font-size-complex="12pt"/>
    </style:style>
    <style:style style:name="P27" style:family="paragraph" style:parent-style-name="Standard" style:list-style-name="L7">
      <style:text-properties fo:color="#000000" loext:opacity="100%" style:font-name="Liberation Serif" fo:font-size="12pt" officeooo:paragraph-rsid="000528ab" style:font-size-asian="12pt" style:font-size-complex="12pt"/>
    </style:style>
    <style:style style:name="P28" style:family="paragraph" style:parent-style-name="Standard" style:list-style-name="L8">
      <style:text-properties fo:color="#000000" loext:opacity="100%" style:font-name="Liberation Serif" fo:font-size="12pt" officeooo:paragraph-rsid="000528ab" style:font-size-asian="12pt" style:font-size-complex="12pt"/>
    </style:style>
    <style:style style:name="P29" style:family="paragraph" style:parent-style-name="Standard" style:list-style-name="L8">
      <style:text-properties fo:color="#000000" loext:opacity="100%" style:font-name="Liberation Serif" fo:font-size="12pt" officeooo:paragraph-rsid="0006d22a" style:font-size-asian="12pt" style:font-size-complex="12pt"/>
    </style:style>
    <style:style style:name="P30" style:family="paragraph" style:parent-style-name="Standard" style:list-style-name="L9">
      <style:text-properties fo:color="#000000" loext:opacity="100%" style:font-name="Liberation Serif" fo:font-size="12pt" officeooo:paragraph-rsid="0006d22a" style:font-size-asian="12pt" style:font-size-complex="12pt"/>
    </style:style>
    <style:style style:name="P31" style:family="paragraph" style:parent-style-name="Standard" style:list-style-name="L10">
      <style:text-properties fo:color="#000000" loext:opacity="100%" style:font-name="Liberation Serif" fo:font-size="12pt" officeooo:paragraph-rsid="0006d22a" style:font-size-asian="12pt" style:font-size-complex="12pt"/>
    </style:style>
    <style:style style:name="P32" style:family="paragraph" style:parent-style-name="Standard" style:list-style-name="L11">
      <style:text-properties fo:color="#000000" loext:opacity="100%" style:font-name="Liberation Serif" fo:font-size="12pt" officeooo:paragraph-rsid="0006d22a" style:font-size-asian="12pt" style:font-size-complex="12pt"/>
    </style:style>
    <style:style style:name="P33" style:family="paragraph" style:parent-style-name="Standard">
      <style:text-properties fo:color="#000000" loext:opacity="100%" style:font-name="Liberation Serif" fo:font-size="12pt" fo:font-weight="bold" officeooo:rsid="000cb2e5" officeooo:paragraph-rsid="000f94d9" style:font-size-asian="12pt" style:font-weight-asian="bold" style:font-size-complex="12pt" style:font-weight-complex="bold"/>
    </style:style>
    <style:style style:name="P34" style:family="paragraph" style:parent-style-name="Standard">
      <style:text-properties fo:color="#000000" loext:opacity="100%" style:font-name="Liberation Serif" fo:font-size="12pt" fo:font-weight="bold" officeooo:rsid="0006d22a" officeooo:paragraph-rsid="0006d22a" style:font-size-asian="12pt" style:font-weight-asian="bold" style:font-size-complex="12pt" style:font-weight-complex="bold"/>
    </style:style>
    <style:style style:name="P35" style:family="paragraph" style:parent-style-name="Standard">
      <style:text-properties fo:font-variant="normal" fo:text-transform="none" fo:color="#000000" loext:opacity="100%" style:font-name="Liberation Serif" fo:font-size="12pt" fo:letter-spacing="normal" fo:font-style="normal" fo:font-weight="bold" officeooo:rsid="000ad1b8" officeooo:paragraph-rsid="000f94d9" style:font-size-asian="12pt" style:font-weight-asian="bold" style:font-size-complex="12pt" style:font-weight-complex="bold"/>
    </style:style>
    <style:style style:name="P36" style:family="paragraph" style:parent-style-name="Standard">
      <style:text-properties fo:font-variant="normal" fo:text-transform="none" fo:color="#000000" loext:opacity="100%" style:font-name="Liberation Serif" fo:font-size="12pt" fo:letter-spacing="normal" fo:font-style="normal" fo:font-weight="normal" officeooo:rsid="0006d22a" officeooo:paragraph-rsid="000f94d9" style:font-size-asian="12pt" style:font-weight-asian="bold" style:font-size-complex="12pt" style:font-weight-complex="bold"/>
    </style:style>
    <style:style style:name="P37" style:family="paragraph" style:parent-style-name="Text_20_body" style:list-style-name="L15">
      <style:paragraph-properties fo:margin-top="0cm" fo:margin-bottom="0cm" style:contextual-spacing="false" style:line-height-at-least="0.388cm" fo:text-align="start" style:justify-single-word="false" fo:orphans="2" fo:widows="2" fo:padding="0cm" fo:border="none"/>
      <style:text-properties fo:font-variant="normal" fo:text-transform="none" fo:color="#000000" loext:opacity="100%" style:font-name="Liberation Serif" fo:font-size="12pt" fo:letter-spacing="normal" fo:font-style="normal" fo:font-weight="normal" officeooo:paragraph-rsid="000f94d9" style:font-size-asian="12pt" style:font-size-complex="12pt"/>
    </style:style>
    <style:style style:name="P38" style:family="paragraph" style:parent-style-name="Text_20_body" style:list-style-name="L15">
      <style:paragraph-properties fo:margin-top="0cm" fo:margin-bottom="0cm" style:contextual-spacing="false" style:line-height-at-least="0.388cm" fo:text-align="start" style:justify-single-word="false" fo:orphans="2" fo:widows="2" fo:padding="0cm" fo:border="none">
        <style:tab-stops>
          <style:tab-stop style:position="4.022cm"/>
        </style:tab-stops>
      </style:paragraph-properties>
      <style:text-properties fo:font-variant="normal" fo:text-transform="none" fo:color="#000000" loext:opacity="100%" style:font-name="Liberation Serif" fo:font-size="12pt" fo:letter-spacing="normal" fo:font-style="normal" fo:font-weight="normal" officeooo:paragraph-rsid="000f94d9" style:font-size-asian="12pt" style:font-weight-asian="normal" style:font-size-complex="12pt" style:font-weight-complex="normal"/>
    </style:style>
    <style:style style:name="P39" style:family="paragraph" style:parent-style-name="Text_20_body" style:list-style-name="L15">
      <style:paragraph-properties fo:margin-top="0cm" fo:margin-bottom="0cm" style:contextual-spacing="false" style:line-height-at-least="0.388cm" fo:text-align="start" style:justify-single-word="false" fo:orphans="2" fo:widows="2" fo:padding="0cm" fo:border="none">
        <style:tab-stops>
          <style:tab-stop style:position="4.022cm"/>
        </style:tab-stops>
      </style:paragraph-properties>
      <style:text-properties officeooo:paragraph-rsid="000f94d9"/>
    </style:style>
    <style:style style:name="P40"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0ad1b8" officeooo:paragraph-rsid="000f94d9" style:font-size-asian="12pt" style:font-size-complex="12pt"/>
    </style:style>
    <style:style style:name="P4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Liberation Serif" fo:font-size="12pt" fo:letter-spacing="normal" fo:font-style="normal" fo:font-weight="bold" officeooo:rsid="000cb2e5" officeooo:paragraph-rsid="000f94d9" style:font-size-asian="12pt" style:font-weight-asian="bold" style:font-size-complex="12pt" style:font-weight-complex="bold"/>
    </style:style>
    <style:style style:name="T1" style:family="text">
      <style:text-properties officeooo:rsid="000528ab"/>
    </style:style>
    <style:style style:name="T2" style:family="text">
      <style:text-properties officeooo:rsid="0007e5fd"/>
    </style:style>
    <style:style style:name="T3" style:family="text">
      <style:text-properties fo:font-style="normal"/>
    </style:style>
    <style:style style:name="T4" style:family="text">
      <style:text-properties fo:font-variant="normal" fo:text-transform="none" fo:color="#000000" loext:opacity="100%" style:font-name="Liberation Serif" fo:font-size="12pt" fo:letter-spacing="normal" fo:font-style="normal" fo:font-weight="bold" officeooo:rsid="0009128c" style:font-size-asian="12pt" style:font-weight-asian="bold" style:font-size-complex="12pt" style:font-weight-complex="bold" loext:padding="0cm" loext:border="none"/>
    </style:style>
    <style:style style:name="T5" style:family="text">
      <style:text-properties fo:font-variant="normal" fo:text-transform="none" fo:letter-spacing="normal" fo:font-style="normal"/>
    </style:style>
    <style:style style:name="T6" style:family="text">
      <style:text-properties fo:font-variant="normal" fo:text-transform="none" fo:letter-spacing="normal" fo:font-style="normal" fo:font-weight="bold" style:font-weight-asian="bold" style:font-weight-complex="bold"/>
    </style:style>
    <style:style style:name="T7" style:family="text">
      <style:text-properties fo:font-variant="normal" fo:text-transform="none" fo:letter-spacing="normal" fo:font-style="normal" fo:font-weight="bold" officeooo:rsid="000cb2e5" style:font-weight-asian="bold" style:font-weight-complex="bold"/>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letter-spacing="normal" fo:font-style="normal" fo:font-weight="normal" style:font-weight-asian="normal" style:font-weight-complex="normal"/>
    </style:style>
    <style:style style:name="T10" style:family="text">
      <style:text-properties fo:font-variant="normal" fo:text-transform="none" fo:letter-spacing="normal" fo:font-style="normal" fo:font-weight="normal" officeooo:rsid="000e415a" style:font-weight-asian="normal" style:font-weight-complex="normal"/>
    </style:style>
    <style:style style:name="T11" style:family="text">
      <style:text-properties fo:font-variant="normal" fo:text-transform="none" fo:letter-spacing="normal" fo:font-style="normal" fo:font-weight="normal" officeooo:rsid="000e415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ask 1: What are the different types of Hackers?</text:p>
      <text:p text:style-name="P12"/>
      <text:p text:style-name="P8">1.White Hat Hackers</text:p>
      <text:list xml:id="list931781800" text:style-name="L1">
        <text:list-item>
          <text:p text:style-name="P21">White hat hackers are types of hackers who’re professionals with expertise in <text:span text:style-name="T1">C</text:span>yber security. </text:p>
        </text:list-item>
        <text:list-item>
          <text:p text:style-name="P21">They are authorized or certified to hack the systems. </text:p>
        </text:list-item>
      </text:list>
      <text:list xml:id="list2986144244" text:style-name="L2">
        <text:list-item>
          <text:p text:style-name="P22">The goals of these types of hackers are helping businesses and an appetite for detecting gaps in networks’ security. </text:p>
        </text:list-item>
        <text:list-item>
          <text:p text:style-name="P22">They aim to protect and assist companies in the ongoing battle against cyber threats. </text:p>
        </text:list-item>
        <text:list-item>
          <text:p text:style-name="P22">A White Hat hacker is any individual who will help protect the company from raising cyber crimes. </text:p>
        </text:list-item>
        <text:list-item>
          <text:p text:style-name="P22">They help enterprises create defences, detect vulnerabilities, and solve them before other cybercriminals can find them. </text:p>
        </text:list-item>
      </text:list>
      <text:p text:style-name="P12"/>
      <text:p text:style-name="P12"/>
      <text:p text:style-name="P12"/>
      <text:p text:style-name="P8">2. Black Hat Hackers</text:p>
      <text:list xml:id="list2104587233" text:style-name="L3">
        <text:list-item>
          <text:p text:style-name="P23">Black hat hackers are also knowledgeable computer experts but with the wrong intention. </text:p>
        </text:list-item>
        <text:list-item>
          <text:p text:style-name="P23">They attack other systems to get access to systems where they do not have authorized entry. </text:p>
        </text:list-item>
        <text:list-item>
          <text:p text:style-name="P23">On gaining entry they might steal the data or destroy the system. The hacking practices used by these types of hackers depend on the individual’s hacking capacity and knowledge. </text:p>
        </text:list-item>
        <text:list-item>
          <text:p text:style-name="P23"><text:s/>To hack into organizations’ networks and steal bank data, funds or sensitive information. </text:p>
        </text:list-item>
        <text:list-item>
          <text:p text:style-name="P23">Normally, they use the stolen resources to profit themselves, sell them on the black market or harass their target company.</text:p>
        </text:list-item>
      </text:list>
      <text:p text:style-name="P12"/>
      <text:p text:style-name="P8">3. Gray Hat Hackers</text:p>
      <text:list xml:id="list2834770234" text:style-name="L4">
        <text:list-item>
          <text:p text:style-name="P24">The intention behind the hacking is considered while categorizing the hacker. </text:p>
        </text:list-item>
        <text:list-item>
          <text:p text:style-name="P24">The Gray hat hacker falls in between the black hat hackers and white hat hackers. </text:p>
        </text:list-item>
        <text:list-item>
          <text:p text:style-name="P24">They are not certified, hackers. These types of hackers work with either good or bad intentions. </text:p>
        </text:list-item>
        <text:list-item>
          <text:p text:style-name="P24"><text:s/>The difference is, they don’t want to rob people nor want to help people in particular. </text:p>
        </text:list-item>
        <text:list-item>
          <text:p text:style-name="P24"><text:span text:style-name="T1">T</text:span>hey enjoy experimenting with systems to find loopholes, crack defenses, and generally find a fun hacking experience.</text:p>
        </text:list-item>
      </text:list>
      <text:p text:style-name="P12"/>
      <text:p text:style-name="P8">4. Script Kiddies</text:p>
      <text:list xml:id="list2699541985" text:style-name="L5">
        <text:list-item>
          <text:p text:style-name="P25">The Script Kiddies are amateurs types of hackers in the field of hacking. </text:p>
        </text:list-item>
        <text:list-item>
          <text:p text:style-name="P25">They try to hack the system with scripts from other fellow hackers.</text:p>
        </text:list-item>
        <text:list-item>
          <text:p text:style-name="P25">They try to hack the systems, networks, or websites. </text:p>
        </text:list-item>
        <text:list-item>
          <text:p text:style-name="P25"><text:s/>One standard Kiddie Script attack is a DoS (Denial of Service) or DDoS attack (Distributed Denial of Service). </text:p>
        </text:list-item>
        <text:list-item>
          <text:p text:style-name="P25">This simply means that an IP address is flooded with too many excessive traffic that it collapses. </text:p>
        </text:list-item>
        <text:list-item>
          <text:p text:style-name="P25">Consider several Black Friday shopping websites, for instance. It creates confusion and prevents someone else uses the service.</text:p>
        </text:list-item>
      </text:list>
      <text:p text:style-name="P12"/>
      <text:p text:style-name="P8">5. Green Hat Hackers</text:p>
      <text:list xml:id="list1775159843" text:style-name="L6">
        <text:list-item>
          <text:p text:style-name="P26">Green hat hackers are types of hackers who’re learning the ropes of hacking. </text:p>
        </text:list-item>
        <text:list-item>
          <text:p text:style-name="P26">They are slightly different from the Script Kiddies due to their intention.</text:p>
        </text:list-item>
        <text:list-item>
          <text:p text:style-name="P26">The intent is to strive and learn to become full-fledged hackers. </text:p>
        </text:list-item>
        <text:list-item>
          <text:p text:style-name="P26">They are looking for opportunities to learn from experienced hackers.</text:p>
        </text:list-item>
      </text:list>
      <text:p text:style-name="P12"/>
      <text:p text:style-name="P12"/>
      <text:p text:style-name="P12"><text:soft-page-break/></text:p>
      <text:p text:style-name="P8">6. Blue Hat Hackers</text:p>
      <text:list xml:id="list2797330750" text:style-name="L7">
        <text:list-item>
          <text:p text:style-name="P27">Blue Hat Hackers are types of hackers who’re similar to Script Kiddies. </text:p>
        </text:list-item>
        <text:list-item>
          <text:p text:style-name="P27">They use hacking as a weapon to gain popularity among their fellow beings. </text:p>
        </text:list-item>
        <text:list-item>
          <text:p text:style-name="P27">They use hacking to settle scores with their adversaries.</text:p>
        </text:list-item>
        <text:list-item>
          <text:p text:style-name="P27">Blue Hat Hackers are dangerous due to the intent behind the hacking rather than their knowledge.</text:p>
        </text:list-item>
      </text:list>
      <text:p text:style-name="P12"/>
      <text:p text:style-name="P8">7. Red Hat Hackers</text:p>
      <text:list xml:id="list1008983494" text:style-name="L8">
        <text:list-item>
          <text:p text:style-name="P28">Red Hat Hackers are synonymous with Eagle-Eyed Hackers. </text:p>
        </text:list-item>
        <text:list-item>
          <text:p text:style-name="P28">They are the types of hackers who’re similar to white hackers.</text:p>
        </text:list-item>
        <text:list-item>
          <text:p text:style-name="P28">The red hat hackers intend to stop the attack of black hat hackers. </text:p>
        </text:list-item>
        <text:list-item>
          <text:p text:style-name="P29">The difference between red hat hackers and white hat hackers is in the process of hacking through intention remains the same. </text:p>
        </text:list-item>
        <text:list-item>
          <text:p text:style-name="P29">Red hat hackers are quite ruthless while dealing with black hat hackers or counteracting with malware. </text:p>
        </text:list-item>
        <text:list-item>
          <text:p text:style-name="P29">The red hat hackers continue to attack and may end up having to replace the entire system set up.</text:p>
        </text:list-item>
      </text:list>
      <text:p text:style-name="P12"/>
      <text:p text:style-name="P12"/>
      <text:p text:style-name="P12"/>
      <text:p text:style-name="P8">8. State/Nation Sponsored Hackers</text:p>
      <text:list xml:id="list648510853" text:style-name="L9">
        <text:list-item>
          <text:p text:style-name="P30">Government appoints hackers to gain information about other countries. </text:p>
        </text:list-item>
        <text:list-item>
          <text:p text:style-name="P30">These types of hackers are known as State/Nation sponsored hackers. </text:p>
        </text:list-item>
        <text:list-item>
          <text:p text:style-name="P30">They use their knowledge to gain confidential information from other countries to be well prepared for any upcoming danger to their country. </text:p>
        </text:list-item>
        <text:list-item>
          <text:p text:style-name="P30">The sensitive information aids to be on top of every situation but also to avoid upcoming danger. They report only to their governments.</text:p>
        </text:list-item>
      </text:list>
      <text:p text:style-name="P12"/>
      <text:p text:style-name="P8">9. Hacktivist</text:p>
      <text:list xml:id="list3499180184" text:style-name="L10">
        <text:list-item>
          <text:p text:style-name="P31">These types of hackers intend to hack government websites. </text:p>
        </text:list-item>
        <text:list-item>
          <text:p text:style-name="P31">They pose themselves as activists, so known as a hacktivist. </text:p>
        </text:list-item>
        <text:list-item>
          <text:p text:style-name="P31">Hacktivist can be an individual or a bunch of nameless hackers whose intent is to gain access to government websites and networks. </text:p>
        </text:list-item>
        <text:list-item>
          <text:p text:style-name="P31">The data gained from government files accessed are used for personal political or social gain.</text:p>
        </text:list-item>
      </text:list>
      <text:p text:style-name="P12"/>
      <text:p text:style-name="P8">10. Malicious insider or Whistle blower</text:p>
      <text:list xml:id="list2110179999" text:style-name="L11">
        <text:list-item>
          <text:p text:style-name="P32">These types of hackers include individuals working in an organization who can expose confidential information.</text:p>
        </text:list-item>
        <text:list-item>
          <text:p text:style-name="P32">The intent behind the exposure might be a personal grudge with the organization or the individual might have <text:s/>come across the illegal activities within the organization. </text:p>
        </text:list-item>
        <text:list-item>
          <text:p text:style-name="P32">The reason for expose defines the intent behind the exposure. These individuals are known as whistle blowers.</text:p>
        </text:list-item>
      </text:list>
      <text:p text:style-name="P10"/>
      <text:p text:style-name="P10"/>
      <text:p text:style-name="P10"/>
      <text:p text:style-name="P10"/>
      <text:p text:style-name="P10"/>
      <text:p text:style-name="P10"/>
      <text:p text:style-name="P10"/>
      <text:p text:style-name="P33"><text:span text:style-name="T5">Task 2: What are the different types of Attacks?</text:span></text:p>
      <text:h text:style-name="P15" text:outline-level="2"><text:soft-page-break/>1. Denial-of-service (DoS) and distributed denial-of-service (DDoS) attacks:</text:h>
      <text:h text:style-name="P16" text:outline-level="2">A denial-of-service attack overwhelms a system’s resources so that it cannot respond to service requests.</text:h>
      <text:list xml:id="list3757895773" text:style-name="L12">
        <text:list-item>
          <text:list>
            <text:list-item>
              <text:h text:style-name="P17" text:outline-level="2"><text:s/>A DDoS attack is also an attack on system’s resources, but it is launched from a large number of other host machines that are infected by malicious software controlled by the attacker.</text:h>
            </text:list-item>
          </text:list>
        </text:list-item>
      </text:list>
      <text:h text:style-name="P1" text:outline-level="2"><text:bookmark text:name="2_Man-in-the-middle_MitM_attack"/><text:span text:style-name="T7">2. Man-in-the-middle (MitM) attack: </text:span><text:span text:style-name="T10">This</text:span><text:span text:style-name="T8"> attack occurs when a hacker inserts itself between the communications of a client and a server.</text:span></text:h>
      <text:h text:style-name="P18" text:outline-level="2"><text:bookmark text:name="3_Phishing_and_spear_phishing_attacks"/>3. Phishing and spear phishing attacks:</text:h>
      <text:list xml:id="list566643523" text:style-name="L13">
        <text:list-item>
          <text:list>
            <text:list-item>
              <text:h text:style-name="P19" text:outline-level="2">Phishing attack is the practice of sending emails that appear to be from trusted sources with the goal of gaining personal information or influencing users to do something. It combines social engineering and technical trickery. It could involve an attachment to an email that loads malware onto your computer.</text:h>
            </text:list-item>
          </text:list>
        </text:list-item>
      </text:list>
      <text:list xml:id="list2254282445" text:style-name="L14">
        <text:list-item>
          <text:list>
            <text:list-item>
              <text:h text:style-name="P20" text:outline-level="2">Spear phishing is a very targeted type of phishing activity. Attackers take the time to conduct research into targets and create messages that are personal and relevant. Because of this, spear phishing can be very hard to identify and even harder to defend against.</text:h>
            </text:list-item>
          </text:list>
        </text:list-item>
      </text:list>
      <text:h text:style-name="P2" text:outline-level="2"><text:bookmark text:name="4_Drive-by_attack"/><text:span text:style-name="T6">4. Drive-by attack: </text:span><text:span text:style-name="T8">Drive-by download attacks are a common method of spreading malware. Hackers look for insecure websites and plant a malicious script into HTTP or PHP code on one of the pages. This script might install malware directly onto the computer of someone who visits the site, or it might re-direct the victim to a site controlled by the hackers.</text:span></text:h>
      <text:h text:style-name="P2" text:outline-level="2"><text:bookmark text:name="5_Password_attack"/><text:span text:style-name="T6">5. Password attack: </text:span><text:span text:style-name="T8">Because passwords are the most commonly used mechanism to authenticate users to an information system, obtaining passwords is a common and effective attack approach. Access to a person’s password can be obtained by looking around the person’s desk, ‘‘sniffing’’ the connection to the network to acquire </text:span><text:span text:style-name="T11">un</text:span><text:span text:style-name="T8">encrypted passwords, using social engineering, gaining access to a password database or outright guessing.</text:span></text:h>
      <text:h text:style-name="P2" text:outline-level="2"><text:bookmark text:name="6_SQL_injection_attack"/><text:span text:style-name="T6">6. SQL injection attack: </text:span><text:span text:style-name="T8">SQL injection has become a common issue with database-driven websites. It occurs when a malefactor executes a SQL query to the database via the input data from the client to server. SQL commands are inserted into data-plane input (for example, instead of the login or password) in order to run predefined SQL commands.</text:span></text:h>
      <text:h text:style-name="P2" text:outline-level="2"><text:bookmark text:name="7_Cross-site_scripting_XSS_attack"/><text:span text:style-name="T6">7. Cross-site scripting (XSS) attack: </text:span><text:span text:style-name="T8">XSS attacks use third-party web resources to run scripts in the victim’s web browser or scriptable application. Specifically, the attacker injects a payload with malicious JavaScript into a website’s database.</text:span></text:h>
      <text:h text:style-name="P2" text:outline-level="2"><text:bookmark text:name="8_Eavesdropping_attack"/><text:span text:style-name="T6">8. Eavesdropping attack: </text:span><text:span text:style-name="T8">Eavesdropping attacks occur through the interception of network traffic. By eavesdropping, an attacker can obtain passwords, credit card numbers and other confidential information that a user might be sending over the network. </text:span></text:h>
      <text:h text:style-name="P2" text:outline-level="2"><text:bookmark text:name="9_Birthday_attack"/><text:span text:style-name="T6">9. Birthday attack: </text:span><text:span text:style-name="T8">Birthday attacks are made against hash algorithms that are used to verify the integrity of a message, software or digital signature. A message processed by a hash function produces a message digest (MD) of fixed length, independent of the length of the input message; this MD uniquely characterizes the message. </text:span></text:h>
      <text:h text:style-name="P2" text:outline-level="2"><text:bookmark text:name="10_Malware_attack"/><text:soft-page-break/><text:span text:style-name="T9">10. Malware attack:</text:span><text:span text:style-name="T8"> Malicious software can be described as unwanted software that is installed in your system without your consent. It can attach itself to legitimate code and propagate; it can lurk in useful applications or replicate itself across the Internet.</text:span></text:h>
      <text:p text:style-name="P11"/>
      <text:p text:style-name="P11">Task <text:span text:style-name="T2">3</text:span>: What <text:span text:style-name="T2">is Interfaces in Java</text:span>?</text:p>
      <text:list xml:id="list3680390999" text:style-name="L15">
        <text:list-item>
          <text:p text:style-name="P37">Interfaces specify what a class must do and not how. It is the blueprint of the class.</text:p>
        </text:list-item>
        <text:list-item>
          <text:p text:style-name="P37">An Interface is about capabilities like a Player may be an interface and any class implementing Player must be able to (or must implement) move ().</text:p>
        </text:list-item>
        <text:list-item>
          <text:p text:style-name="P37">If a class implements an interface and does not provide method bodies for all functions specified in the interface, then the class must be declared abstract.</text:p>
        </text:list-item>
        <text:list-item>
          <text:p text:style-name="P39"><text:span text:style-name="Strong_20_Emphasis"><text:span text:style-name="T4">Syntax </text:span></text:span></text:p>
          <text:p text:style-name="P38">interface &lt;interface_name&gt; </text:p>
          <text:p text:style-name="P38">{</text:p>
        </text:list-item>
      </text:list>
      <text:p text:style-name="P6"><text:s text:c="4"/></text:p>
      <text:p text:style-name="P6"><text:s text:c="16"/><text:span text:style-name="T3">// declare constant fields</text:span></text:p>
      <text:p text:style-name="P6"><text:s text:c="16"/><text:span text:style-name="T3">// declare methods that abstract </text:span></text:p>
      <text:p text:style-name="P6"><text:s text:c="16"/><text:span text:style-name="T3">// by default.</text:span></text:p>
      <text:p text:style-name="P7"><text:s text:c="12"/>}</text:p>
      <text:list xml:id="list163410650807254" text:continue-numbering="true" text:style-name="L15">
        <text:list-header>
          <text:p text:style-name="P37"/>
        </text:list-header>
      </text:list>
      <text:p text:style-name="P11"/>
      <text:p text:style-name="P11">Task <text:span text:style-name="T2">4</text:span>: What <text:span text:style-name="T2">is lambda in Java</text:span>?</text:p>
      <text:p text:style-name="P11"><text:s text:c="12"/></text:p>
      <text:p text:style-name="P11"><text:s/><text:span text:style-name="T8">A lambda expression is a short block of code which takes in parameters and returns a value. Lambda expressions are similar to methods, but they do not need a name and they can be implemented right in the body of a method.</text:span></text:p>
      <text:p text:style-name="P36"/>
      <text:p text:style-name="P35">Syntax:</text:p>
      <text:p text:style-name="P3">The simplest lambda expression contains a single parameter and an expression:</text:p>
      <text:p text:style-name="P4">parameter -&gt; expression</text:p>
      <text:p text:style-name="P3">To use more than one parameter, wrap them in parentheses:</text:p>
      <text:p text:style-name="P4">(parameter1,parameter2) → expression</text:p>
      <text:p text:style-name="P14"><text:line-break/></text:p>
      <text:p text:style-name="P11">Task <text:span text:style-name="T2">5</text:span>: What <text:span text:style-name="T2">is #pragma in C</text:span>?</text:p>
      <text:p text:style-name="P13">The #pragma preprocessor directive is used to provide additional information to the compiler. The #pragma directive is used by the compiler to offer machine or operating-system feature.</text:p>
      <text:p text:style-name="P5">Syntax:</text:p>
      <text:p text:style-name="P41">#pragma token</text:p>
      <text:p text:style-name="P9"/>
      <text:p text:style-name="P9"><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9-13T16:34:08.471000000</dc:date>
    <meta:editing-duration>PT21M58S</meta:editing-duration>
    <meta:editing-cycles>7</meta:editing-cycles>
    <meta:document-statistic meta:table-count="0" meta:image-count="0" meta:object-count="0" meta:page-count="4" meta:paragraph-count="100" meta:word-count="1544" meta:character-count="9394" meta:non-whitespace-character-count="7880"/>
  </office:meta>
</office:document-meta>
</file>